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6d16" officeooo:paragraph-rsid="001c6d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4:58:34.991811910</meta:creation-date>
    <dc:date>2015-07-29T14:59:14.347689494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4.2.8.2$Linux_X86_64 LibreOffice_project/420m0$Build-2</meta:generator>
  </office:meta>
</office:document-meta>
</file>